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questions</text:p>
      <text:p text:style-name="Standard"/>
      <text:p text:style-name="Standard">-- DROP TABLE IF EXISTS public.six_questions;</text:p>
      <text:p text:style-name="Standard"/>
      <text:p text:style-name="Standard">CREATE TABLE IF NOT EXISTS public.six_questions</text:p>
      <text:p text:style-name="Standard">(</text:p>
      <text:p text:style-name="Standard"><text:s text:c="4"/>id uuid NOT NULL,</text:p>
      <text:p text:style-name="Standard"><text:s text:c="4"/>who json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question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questions</text:p>
      <text:p text:style-name="Standard"><text:s text:c="4"/>OWNER to postgres;</text:p>
      <text:p text:style-name="P1"/>
      <text:p text:style-name="Standard"/>
      <text:p text:style-name="Standard">-- Table: public.wheres</text:p>
      <text:p text:style-name="Standard"/>
      <text:p text:style-name="Standard">-- DROP TABLE IF EXISTS public.wheres;</text:p>
      <text:p text:style-name="Standard"/>
      <text:p text:style-name="Standard">CREATE TABLE IF NOT EXISTS public.wheres</text:p>
      <text:p text:style-name="Standard">(</text:p>
      <text:p text:style-name="Standard"><text:s text:c="4"/>id integer NOT NULL DEFAULT nextval('wher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CONSTRAINT wher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wheres</text:p>
      <text:p text:style-name="Standard"><text:s text:c="4"/>OWNER to postgres;</text:p>
      <text:p text:style-name="P1"/>
      <text:p text:style-name="Standard"/>
      <text:p text:style-name="Standard">See next page for <text:span text:style-name="T1">“whos”</text:span> table . . .</text:p>
      <text:p text:style-name="Standard"/>
      <text:p text:style-name="Standard"/>
      <text:p text:style-name="P2">-- Table: public.whos</text:p>
      <text:p text:style-name="Standard"/>
      <text:p text:style-name="Standard">-- DROP TABLE IF EXISTS public.whos;</text:p>
      <text:p text:style-name="Standard"/>
      <text:p text:style-name="Standard">CREATE TABLE IF NOT EXISTS public.whos</text:p>
      <text:p text:style-name="Standard">(</text:p>
      <text:p text:style-name="Standard"><text:s text:c="4"/>index integer NOT NULL,</text:p>
      <text:p text:style-name="Standard"><text:s text:c="4"/>name character varying(80) COLLATE pg_catalog."default" NOT NULL,</text:p>
      <text:p text:style-name="Standard"><text:s text:c="4"/>CONSTRAINT whos_pkey PRIMARY KEY (index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whos</text:p>
      <text:p text:style-name="Standard"><text:s text:c="4"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meta:document-statistic meta:table-count="0" meta:image-count="0" meta:object-count="0" meta:page-count="2" meta:paragraph-count="40" meta:word-count="170" meta:character-count="1305"/>
    <dc:date>2024-02-29T16:45:57</dc:date>
    <dc:creator>Gerald Petron</dc:creator>
    <meta:editing-duration>PT3M10S</meta:editing-duration>
    <meta:editing-cycles>1</meta:editing-cycles>
    <meta:generator>OpenOffice/4.1.15$Unix OpenOffice.org_project/4115m2$Build-9813</meta:generator>
  </office:meta>
</office:document-meta>
</file>